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NodeTypeManager.ServerNodeTypeManager( NodeTypeManager manager , RemoteAdapt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NodeTypeManager.getNodeTyp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NodeTypeManager.getMixinNodeTyp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erNodeTypeManager.getAllNodeTyp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erNodeTypeManager.getPrimaryNodeTyp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